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fe91"/>
    </style:style>
    <style:style style:name="T1" style:family="text">
      <style:text-properties officeooo:rsid="0012fe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w_datafile_count"/>
        <text:user-field-decl office:value-type="string" office:string-value="D:\Jim\study\Irula\dictionary\Tamil DDP\Domain-2Person.doc" text:name="LTw_datafile00_path"/>
        <text:user-field-decl office:value-type="string" office:string-value="writerdoc" text:name="LTw_datafile00_type"/>
        <text:user-field-decl office:value-type="string" office:string-value="1" text:name="LTw_datafile00_fieldCount"/>
        <text:user-field-decl office:value-type="string" office:string-value="3" text:name="LTw_datafile00_f00_type"/>
        <text:user-field-decl office:value-type="string" office:string-value="Latha" text:name="LTw_datafile00_f00_val"/>
        <text:user-field-decl office:value-type="string" office:string-value="0" text:name="LTw_datafile00_splitIntoWords00"/>
        <text:user-field-decl office:value-type="string" office:string-value="0" text:name="LTw_datafile00_includeMisspell00"/>
        <text:user-field-decl office:value-type="string" office:string-value="0" text:name="LTw_MatchLimit"/>
      </text:user-field-decls>
      <text:p text:style-name="P1"><text:span text:style-name="T1">Hi there. <text:s/></text:span><text:span text:style-name="Strong_20_Emphasis"><text:span text:style-name="T1">How are you?</text:span></text:span></text:p>
      <text:p text:style-name="P1"><text:span text:style-name="Strong_20_Emphasis"><text:span text:style-name="T1">This is a document with some words of a particular font.</text:span></text:span></text:p>
      <text:p text:style-name="P1"><text:span text:style-name="Strong_20_Emphasis"><text:span text:style-name="T1">We'll see if it</text:span></text:span><text:span text:style-name="T1"> wo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inition" style:family="text"/>
    <style:style style:name="Caption_20_characters" style:display-name="Caption characters" style:family="text"/>
    <style:style style:name="Footnote_20_Symbol" style:display-name="Footnote Symbol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8:08:00.78</meta:creation-date>
    <dc:date>2012-11-13T18:36:29.40</dc:date>
    <meta:editing-duration>P0D</meta:editing-duration>
    <meta:editing-cycles>2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3" meta:word-count="21" meta:character-count="101" meta:non-whitespace-character-count="82"/>
  </office:meta>
</office:document-meta>
</file>